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177000001068D19C0A614B43E912.png" manifest:media-type="image/png"/>
  <manifest:file-entry manifest:full-path="Pictures/1000000000001770000010685D68F85051D03DC2.png" manifest:media-type="image/png"/>
  <manifest:file-entry manifest:full-path="Pictures/100000000000177000001068892D7943929B1D6F.png" manifest:media-type="image/png"/>
  <manifest:file-entry manifest:full-path="Pictures/100000000000177000001068D8D43B40C1F5EE91.png" manifest:media-type="image/png"/>
  <manifest:file-entry manifest:full-path="Pictures/100000000000177000001068E515EAE7A7A60843.png" manifest:media-type="image/png"/>
  <manifest:file-entry manifest:full-path="Pictures/100000000000177000001068E929BB9F4EE13555.png" manifest:media-type="image/png"/>
  <manifest:file-entry manifest:full-path="Pictures/100000000000177000001068966ECD55E07703E1.png" manifest:media-type="image/png"/>
  <manifest:file-entry manifest:full-path="Pictures/1000000000001770000010689F192376487C90D0.png" manifest:media-type="image/png"/>
  <manifest:file-entry manifest:full-path="Pictures/100000000000177000001068CAFAF4BE5DA0B274.png" manifest:media-type="image/png"/>
  <manifest:file-entry manifest:full-path="Pictures/100000000000177000001068A3B1828070B85F2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2.499cm" svg:height="15.169cm" svg:x="2.54cm" svg:y="0.371cm">
          <draw:image xlink:href="Pictures/100000000000177000001068D19C0A614B43E91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22.499cm" svg:height="15.169cm" svg:x="2.588cm" svg:y="0.406cm">
          <draw:image xlink:href="Pictures/1000000000001770000010685D68F85051D03DC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22.499cm" svg:height="15.165cm" svg:x="2.77cm" svg:y="0.375cm">
          <draw:image xlink:href="Pictures/100000000000177000001068892D7943929B1D6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22.499cm" svg:height="15.165cm" svg:x="2.77cm" svg:y="0.375cm">
          <draw:image xlink:href="Pictures/100000000000177000001068E515EAE7A7A6084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22.499cm" svg:height="15.165cm" svg:x="2.77cm" svg:y="0.375cm">
          <draw:image xlink:href="Pictures/100000000000177000001068D8D43B40C1F5EE9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22.499cm" svg:height="15.165cm" svg:x="2.77cm" svg:y="0.375cm">
          <draw:image xlink:href="Pictures/100000000000177000001068E929BB9F4EE1355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22.499cm" svg:height="15.165cm" svg:x="2.77cm" svg:y="0.375cm">
          <draw:image xlink:href="Pictures/100000000000177000001068966ECD55E07703E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" draw:layer="layout" svg:width="22.499cm" svg:height="15.165cm" svg:x="2.77cm" svg:y="0.375cm">
          <draw:image xlink:href="Pictures/1000000000001770000010689F192376487C90D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1" draw:layer="layout" svg:width="22.499cm" svg:height="15.165cm" svg:x="2.77cm" svg:y="0.375cm">
          <draw:image xlink:href="Pictures/100000000000177000001068CAFAF4BE5DA0B27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1" draw:layer="layout" svg:width="22.499cm" svg:height="15.165cm" svg:x="2.77cm" svg:y="0.375cm">
          <draw:image xlink:href="Pictures/100000000000177000001068A3B1828070B85F2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10T15:21:06.550000000</meta:creation-date>
    <dc:date>2024-07-10T15:30:54.379000000</dc:date>
    <meta:editing-duration>PT9M48S</meta:editing-duration>
    <meta:editing-cycles>1</meta:editing-cycles>
    <meta:document-statistic meta:object-count="51"/>
    <meta:generator>View_PPTX_PLUS/7.4.0.3$Windows_X86_64 LibreOffice_project/</meta:generator>
  </office:meta>
</office:document-meta>
</file>